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9310e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9310e" style:font-size-asian="8pt" style:font-name-complex="Arial" style:font-size-complex="8pt"/>
    </style:style>
    <style:style style:name="P5" style:family="paragraph" style:parent-style-name="Standard">
      <style:text-properties officeooo:paragraph-rsid="06d9310e"/>
    </style:style>
    <style:style style:name="P6" style:family="paragraph" style:parent-style-name="Table_20_Contents">
      <style:text-properties fo:font-size="9pt" officeooo:paragraph-rsid="06d9310e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310e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9310e" style:font-size-asian="9pt" style:font-name-complex="Pyidaungsu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6d9310e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d4bc4" officeooo:paragraph-rsid="06d9310e" style:font-size-asian="9pt" style:font-name-complex="Pyidaungsu" style:font-size-complex="9pt"/>
    </style:style>
    <style:style style:name="P11" style:family="paragraph" style:parent-style-name="Table_20_Contents">
      <style:paragraph-properties fo:line-height="150%"/>
      <style:text-properties style:font-name="Pyidaungsu" fo:font-size="9pt" officeooo:rsid="000e5132" officeooo:paragraph-rsid="06d9310e" style:font-size-asian="9pt" style:font-name-complex="Pyidaungsu" style:font-size-complex="9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9310e" style:font-size-asian="9pt" style:font-name-complex="Pyidaungsu" style:font-size-complex="9pt"/>
    </style:style>
    <style:style style:name="P13" style:family="paragraph" style:parent-style-name="Table_20_Contents">
      <style:paragraph-properties fo:line-height="115%"/>
      <style:text-properties style:font-name="Pyidaungsu" fo:font-size="9pt" officeooo:rsid="00124150" officeooo:paragraph-rsid="06d9310e" style:font-size-asian="9pt" style:font-name-complex="Pyidaungsu" style:font-size-complex="9pt"/>
    </style:style>
    <style:style style:name="P14" style:family="paragraph" style:parent-style-name="Table_20_Contents">
      <style:paragraph-properties fo:line-height="150%"/>
      <style:text-properties style:font-name="Pyidaungsu" fo:font-size="9pt" officeooo:rsid="00124150" officeooo:paragraph-rsid="06d9310e" style:font-size-asian="9pt" style:font-name-complex="Pyidaungsu" style:font-size-complex="9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9310e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811e8" officeooo:paragraph-rsid="06d9310e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aab4" officeooo:paragraph-rsid="06d9310e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officeooo:rsid="0016aab4" officeooo:paragraph-rsid="06d9310e" style:font-size-asian="9pt" style:font-name-complex="Pyidaungsu" style:font-size-complex="9pt"/>
    </style:style>
    <style:style style:name="P19" style:family="paragraph" style:parent-style-name="Table_20_Contents">
      <style:paragraph-properties fo:line-height="115%"/>
      <style:text-properties style:font-name="Pyidaungsu" fo:font-size="9pt" officeooo:rsid="0016ea0b" officeooo:paragraph-rsid="06d9310e" style:font-size-asian="9pt" style:font-name-complex="Pyidaungsu" style:font-size-complex="9pt"/>
    </style:style>
    <style:style style:name="P20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9310e" style:font-size-asian="9pt" style:font-name-complex="Pyidaungsu" style:font-size-complex="9pt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9310e" style:font-size-asian="9pt" style:font-weight-asian="bold" style:font-name-complex="Pyidaungsu" style:font-size-complex="9pt" style:font-weight-complex="bold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9310e" style:font-size-asian="9pt" style:font-weight-asian="bold" style:font-name-complex="Pyidaungsu" style:font-size-complex="9pt" style:font-weight-complex="bold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9310e" style:font-size-asian="9pt" style:font-weight-asian="normal" style:font-name-complex="Pyidaungsu" style:font-size-complex="9pt" style:font-weight-complex="normal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9310e" style:font-size-asian="9pt" style:font-weight-asian="normal" style:font-name-complex="Pyidaungsu" style:font-size-complex="9pt" style:font-weight-complex="normal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9310e" style:font-size-asian="9pt" style:font-weight-asian="normal" style:font-name-complex="Pyidaungsu" style:font-size-complex="9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9310e" style:font-size-asian="9pt" style:font-weight-asian="bold" style:font-name-complex="Pyidaungsu" style:font-size-complex="9pt" style:font-weight-complex="bold"/>
    </style:style>
    <style:style style:name="P27" style:family="paragraph" style:parent-style-name="Table_20_Contents">
      <style:paragraph-properties fo:line-height="150%"/>
      <style:text-properties style:font-name="Pyidaungsu" fo:font-size="8pt" officeooo:paragraph-rsid="06d9310e" style:font-size-asian="8pt" style:font-name-complex="Pyidaungsu" style:font-size-complex="8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310e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310e" style:font-size-asian="9pt" style:font-name-complex="Pyidaungsu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310e" style:font-size-asian="9pt" style:font-name-complex="Pyidaungsu" style:font-size-complex="9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310e" style:font-size-asian="9pt" style:font-name-complex="Pyidaungsu" style:font-size-complex="9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310e" style:font-size-asian="9pt" style:font-name-complex="Pyidaungsu" style:font-size-complex="9pt"/>
    </style:style>
    <style:style style:name="P33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Pyidaungsu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paragraph-rsid="06d9310e" style:font-size-asian="9pt" style:font-name-complex="Arial" style:font-size-complex="9pt"/>
    </style:style>
    <style:style style:name="P35" style:family="paragraph" style:parent-style-name="Table_20_Contents">
      <style:paragraph-properties fo:line-height="150%"/>
      <style:text-properties style:font-name="Arial" fo:font-size="9pt" officeooo:rsid="000e5132" officeooo:paragraph-rsid="06d9310e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24150" officeooo:paragraph-rsid="06d9310e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1811e8" officeooo:paragraph-rsid="06d9310e" style:font-size-asian="9pt" style:font-name-complex="Arial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9pt" officeooo:rsid="0016aab4" officeooo:paragraph-rsid="06d9310e" style:font-size-asian="9pt" style:font-name-complex="Arial" style:font-size-complex="9pt"/>
    </style:style>
    <style:style style:name="P40" style:family="paragraph" style:parent-style-name="Table_20_Contents">
      <style:paragraph-properties fo:line-height="115%"/>
      <style:text-properties style:font-name="Arial" fo:font-size="9pt" officeooo:rsid="003ef209" officeooo:paragraph-rsid="06d9310e" style:font-size-asian="7.84999990463257pt" style:font-name-complex="Pyidaungsu" style:font-size-complex="9pt"/>
    </style:style>
    <style:style style:name="P41" style:family="paragraph" style:parent-style-name="Table_20_Contents">
      <style:paragraph-properties fo:line-height="150%"/>
      <style:text-properties style:font-name="Arial" fo:font-size="8pt" officeooo:paragraph-rsid="06d9310e" style:font-size-asian="8pt" style:font-name-complex="Arial" style:font-size-complex="8pt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310e" style:font-size-asian="8pt" style:font-name-complex="Arial" style:font-size-complex="8pt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9310e" style:font-size-asian="9pt" style:font-weight-asian="normal" style:font-name-complex="Pyidaungsu" style:font-size-complex="9pt" style:font-weight-complex="normal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6d9310e"/>
    </style:style>
    <style:style style:name="P51" style:family="paragraph" style:parent-style-name="Text_20_body" style:master-page-name="">
      <style:paragraph-properties style:page-number="auto" fo:break-before="page"/>
      <style:text-properties officeooo:paragraph-rsid="06d9310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310e"/>
    </style:style>
    <style:style style:name="P53" style:family="paragraph" style:parent-style-name="Table_20_Contents">
      <style:paragraph-properties fo:line-height="150%"/>
      <style:text-properties style:font-name="Pyidaungsu" fo:font-size="9pt" officeooo:rsid="000d4bc4" officeooo:paragraph-rsid="06db36f2" style:font-size-asian="9pt" style:font-name-complex="Pyidaungsu" style:font-size-complex="9pt"/>
    </style:style>
    <style:style style:name="P54" style:family="paragraph" style:parent-style-name="Table_20_Contents">
      <style:paragraph-properties fo:line-height="150%"/>
      <style:text-properties style:font-name="Pyidaungsu" fo:font-size="9pt" officeooo:rsid="000d4bc4" officeooo:paragraph-rsid="06d9310e" style:font-size-asian="9pt" style:font-name-complex="Pyidaungsu" style:font-size-complex="9pt"/>
    </style:style>
    <style:style style:name="P55" style:family="paragraph" style:parent-style-name="Table_20_Contents">
      <style:paragraph-properties fo:line-height="150%"/>
      <style:text-properties style:font-name="Pyidaungsu" fo:font-size="9pt" officeooo:rsid="000d4bc4" officeooo:paragraph-rsid="06dccebf" style:font-size-asian="9pt" style:font-name-complex="Pyidaungsu" style:font-size-complex="9pt"/>
    </style:style>
    <style:style style:name="P5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ccebf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50%"/>
      <style:text-properties style:font-name="Arial" fo:font-size="9pt" officeooo:paragraph-rsid="06d9310e" style:font-size-asian="9pt" style:font-name-complex="Arial" style:font-size-complex="9pt"/>
    </style:style>
    <style:style style:name="P59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60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61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0d4bc4"/>
    </style:style>
    <style:style style:name="T16" style:family="text">
      <style:text-properties style:font-name="Pyidaungsu" style:font-name-complex="Pyidaungsu"/>
    </style:style>
    <style:style style:name="T17" style:family="text">
      <style:text-properties style:font-name="Pyidaungsu" officeooo:rsid="004856b6" style:font-name-complex="Pyidaungsu"/>
    </style:style>
    <style:style style:name="T18" style:family="text">
      <style:text-properties style:font-name="Pyidaungsu" officeooo:rsid="003ccd11" style:font-name-complex="Pyidaungsu"/>
    </style:style>
    <style:style style:name="T19" style:family="text">
      <style:text-properties style:font-name="Pyidaungsu" fo:font-size="8pt" style:font-size-asian="8pt" style:font-name-complex="Pyidaungsu" style:font-size-complex="8pt"/>
    </style:style>
    <style:style style:name="T20" style:family="text">
      <style:text-properties officeooo:rsid="001ef6ca"/>
    </style:style>
    <style:style style:name="T21" style:family="text">
      <style:text-properties officeooo:rsid="001fdf34"/>
    </style:style>
    <style:style style:name="T22" style:family="text">
      <style:text-properties style:font-name-complex="Pyidaungsu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e85d7"/>
    </style:style>
    <style:style style:name="T25" style:family="text">
      <style:text-properties officeooo:rsid="003ccd11"/>
    </style:style>
    <style:style style:name="T26" style:family="text">
      <style:text-properties officeooo:rsid="0010181f"/>
    </style:style>
    <style:style style:name="T27" style:family="text">
      <style:text-properties officeooo:rsid="003aeeea"/>
    </style:style>
    <style:style style:name="T28" style:family="text">
      <style:text-properties officeooo:rsid="003d6443"/>
    </style:style>
    <style:style style:name="T29" style:family="text">
      <style:text-properties style:text-underline-style="none" fo:font-weight="normal" style:font-size-asian="9pt" style:font-weight-asian="normal" style:font-weight-complex="normal"/>
    </style:style>
    <style:style style:name="T30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1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50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9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929200742736"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</table:table-row>
        <table:table-row table:style-name="TableLine1929200688720">
          <table:table-cell table:style-name="Table2.A1" office:value-type="string">
            <text:p text:style-name="P55">ဝန်ထမ်းအမည်</text:p>
          </table:table-cell>
          <table:table-cell table:style-name="Table2.A1" office:value-type="string">
            <text:p text:style-name="P57"><text:user-field-get text:name="py3o.o.barcode">barcode</text:user-field-get></text:p>
            <text:p text:style-name="P57"><text:user-field-get text:name="py3o.o.name">name</text:user-field-get></text:p>
          </table:table-cell>
          <table:table-cell table:style-name="Table2.A1" office:value-type="string">
            <text:p text:style-name="P34"/>
          </table:table-cell>
          <table:table-cell table:style-name="Table2.A1" table:number-rows-spanned="2" office:value-type="string">
            <text:p text:style-name="P55">ကုမ္ပဏီ/ ဌာန/ အဖွဲ့အစည်းအမည်</text:p>
          </table:table-cell>
          <table:table-cell table:style-name="Table2.A1" table:number-rows-spanned="2" office:value-type="string">
            <text:p text:style-name="P57"><text:user-field-get text:name="py3o.o.company_id.name">company_name</text:user-field-get></text:p>
          </table:table-cell>
        </table:table-row>
        <table:table-row table:style-name="TableLine1929200688720">
          <table:table-cell table:style-name="Table2.A1" office:value-type="string">
            <text:p text:style-name="P10">ရာထူး/တာဝန်</text:p>
          </table:table-cell>
          <table:table-cell table:style-name="Table2.A1" office:value-type="string">
            <text:p text:style-name="P43"><text:user-field-get text:name="py3o.o.job_id.name">job_name</text:user-field-get></text:p>
          </table:table-cell>
          <table:table-cell table:style-name="Table2.A1" office:value-type="string">
            <text:p text:style-name="P34"/>
          </table:table-cell>
          <table:covered-table-cell/>
          <table:covered-table-cell/>
        </table:table-row>
        <table:table-row table:style-name="TableLine1929200691536">
          <table:table-cell table:style-name="Table2.A1" office:value-type="string">
            <text:p text:style-name="P10">နိုင်ငံသားစိစစ်ရေးကတ်ပြားအမှတ်</text:p>
          </table:table-cell>
          <table:table-cell table:style-name="Table2.A1" office:value-type="string">
            <text:p text:style-name="P43"><text:user-field-get text:name="py3o.o.nrc">nrc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0">အခွန်ထမ်းမှတ်ပုံတင်အမှတ် (TIN)</text:p>
          </table:table-cell>
          <table:table-cell table:style-name="Table2.A1" office:value-type="string">
            <text:p text:style-name="P43"><text:user-field-get text:name="py3o.o.company_id.vat">vat</text:user-field-get></text:p>
          </table:table-cell>
        </table:table-row>
        <table:table-row table:style-name="TableLine1929200688976">
          <table:table-cell table:style-name="Table2.A1" office:value-type="string">
            <text:p text:style-name="P10">နေရပ်လိပ်စာ</text:p>
          </table:table-cell>
          <table:table-cell table:style-name="Table2.A1" office:value-type="string">
            <text:p text:style-name="P43"><text:user-field-get text:name="py3o.o.address_id.street">employee_street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လိပ်စာ</text:p>
          </table:table-cell>
          <table:table-cell table:style-name="Table2.A1" office:value-type="string">
            <text:p text:style-name="P43"><text:user-field-get text:name="py3o.o.company_id.street">street</text:user-field-get></text:p>
          </table:table-cell>
        </table:table-row>
        <table:table-row table:style-name="TableLine1929200695376">
          <table:table-cell table:style-name="Table2.A1" office:value-type="string">
            <text:p text:style-name="P11">ယခင်အခွန်ပေးသွင်းသောရုံး</text:p>
          </table:table-cell>
          <table:table-cell table:style-name="Table2.A1" office:value-type="string">
            <text:p text:style-name="P43"><text:user-field-get text:name="py3o.o.previous_tax_office">previous_tax_office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စည်းကြပ်မှုခံယူသည့်အခွန်ရုံး</text:p>
          </table:table-cell>
          <table:table-cell table:style-name="Table2.A1" office:value-type="string">
            <text:p text:style-name="P43"><text:user-field-get text:name="py3o.o.company_id.tax_office">tax_office</text:user-field-get></text:p>
          </table:table-cell>
        </table:table-row>
        <table:table-row table:style-name="TableLine1929200680784">
          <table:table-cell table:style-name="Table2.A1" office:value-type="string">
            <text:p text:style-name="P11">ယခင်အခွန်မှတ်ပုံတင်အမှတ်</text:p>
          </table:table-cell>
          <table:table-cell table:style-name="Table2.A1" office:value-type="string">
            <text:p text:style-name="P43"><text:user-field-get text:name="py3o.o.previous_tax_no">employee_tax_no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1929297881488">
          <table:table-cell table:style-name="Table3.A1" office:value-type="string">
            <text:p text:style-name="P12">စဥ်</text:p>
          </table:table-cell>
          <table:table-cell table:style-name="Table3.A1" office:value-type="string">
            <text:p text:style-name="P12">လအမည်</text:p>
          </table:table-cell>
          <table:table-cell table:style-name="Table3.A1" office:value-type="string">
            <text:p text:style-name="P12">ရရှိသည့် လစာဝင်ငွေ</text:p>
            <text:p text:style-name="P12">စုစုပေါင်း (ကျပ်)</text:p>
          </table:table-cell>
          <table:table-cell table:style-name="Table3.A1" office:value-type="string">
            <text:p text:style-name="P12">ပေးဆောင်သည့်</text:p>
            <text:p text:style-name="P12">အခွန် (ကျပ်)</text:p>
          </table:table-cell>
          <table:table-cell table:style-name="Table3.A1" office:value-type="string">
            <text:p text:style-name="P12">အခွန်ပေးသွင်းမှု</text:p>
            <text:p text:style-name="P12">အထောက်အထား</text:p>
            <text:p text:style-name="P12">အမှတ်</text:p>
          </table:table-cell>
          <table:table-cell table:style-name="Table3.F1" office:value-type="string">
            <text:p text:style-name="P12">လက်မှတ်</text:p>
          </table:table-cell>
        </table:table-row>
        <table:table-row table:style-name="TableLine1929297866640">
          <table:table-cell table:style-name="Table3.A2" office:value-type="string">
            <text:p text:style-name="P29">၁</text:p>
          </table:table-cell>
          <table:table-cell table:style-name="Table3.A2" office:value-type="string">
            <text:p text:style-name="P29">ဧပြီ</text:p>
          </table:table-cell>
          <table:table-cell table:style-name="Table3.A2" office:value-type="string">
            <text:p text:style-name="P47"><text:text-input text:description="py3o://function=&quot;o._get_payslip(4)&quot;">april</text:text-input></text:p>
          </table:table-cell>
          <table:table-cell table:style-name="Table3.A2" office:value-type="string">
            <text:p text:style-name="P48"><text:text-input text:description="py3o://function=&quot;o._get_payslip2(4)&quot;">apri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6896">
          <table:table-cell table:style-name="Table3.A2" office:value-type="string">
            <text:p text:style-name="P30">၂</text:p>
          </table:table-cell>
          <table:table-cell table:style-name="Table3.A2" office:value-type="string">
            <text:p text:style-name="P29">မေ</text:p>
          </table:table-cell>
          <table:table-cell table:style-name="Table3.A2" office:value-type="string">
            <text:p text:style-name="P44"><text:text-input text:description="py3o://function=&quot;o._get_payslip(5)&quot;">may6</text:text-input></text:p>
          </table:table-cell>
          <table:table-cell table:style-name="Table3.A2" office:value-type="string">
            <text:p text:style-name="P45"><text:text-input text:description="py3o://function=&quot;o._get_payslip2(5)&quot;">may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70224">
          <table:table-cell table:style-name="Table3.A2" office:value-type="string">
            <text:p text:style-name="P30">၃</text:p>
          </table:table-cell>
          <table:table-cell table:style-name="Table3.A2" office:value-type="string">
            <text:p text:style-name="P29">ဇွန်</text:p>
          </table:table-cell>
          <table:table-cell table:style-name="Table3.A2" office:value-type="string">
            <text:p text:style-name="P46"><text:text-input text:description="py3o://function=&quot;o._get_payslip(6)&quot;">jun6</text:text-input></text:p>
          </table:table-cell>
          <table:table-cell table:style-name="Table3.A2" office:value-type="string">
            <text:p text:style-name="P46"><text:text-input text:description="py3o://function=&quot;o._get_payslip2(6)&quot;">ju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74064">
          <table:table-cell table:style-name="Table3.A2" office:value-type="string">
            <text:p text:style-name="P29">၄</text:p>
          </table:table-cell>
          <table:table-cell table:style-name="Table3.A2" office:value-type="string">
            <text:p text:style-name="P29">ဇူလိုင်</text:p>
          </table:table-cell>
          <table:table-cell table:style-name="Table3.A2" office:value-type="string">
            <text:p text:style-name="P46"><text:text-input text:description="py3o://function=&quot;o._get_payslip(7)&quot;">jul6</text:text-input></text:p>
          </table:table-cell>
          <table:table-cell table:style-name="Table3.A2" office:value-type="string">
            <text:p text:style-name="P46"><text:text-input text:description="py3o://function=&quot;o._get_payslip2(7)&quot;">ju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7152">
          <table:table-cell table:style-name="Table3.A2" office:value-type="string">
            <text:p text:style-name="P29">၅</text:p>
          </table:table-cell>
          <table:table-cell table:style-name="Table3.A2" office:value-type="string">
            <text:p text:style-name="P29">ဩဂုတ်</text:p>
          </table:table-cell>
          <table:table-cell table:style-name="Table3.A2" office:value-type="string">
            <text:p text:style-name="P46"><text:text-input text:description="py3o://function=&quot;o._get_payslip(8)&quot;">august</text:text-input></text:p>
          </table:table-cell>
          <table:table-cell table:style-name="Table3.A2" office:value-type="string">
            <text:p text:style-name="P46"><text:text-input text:description="py3o://function=&quot;o._get_payslip2(8)&quot;">aug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73040">
          <table:table-cell table:style-name="Table3.A2" office:value-type="string">
            <text:p text:style-name="P29">၆</text:p>
          </table:table-cell>
          <table:table-cell table:style-name="Table3.A2" office:value-type="string">
            <text:p text:style-name="P29">စက်တင်ဘာ</text:p>
          </table:table-cell>
          <table:table-cell table:style-name="Table3.A2" office:value-type="string">
            <text:p text:style-name="P46"><text:text-input text:description="py3o://function=&quot;o._get_payslip(9)&quot;">sep6</text:text-input></text:p>
          </table:table-cell>
          <table:table-cell table:style-name="Table3.A2" office:value-type="string">
            <text:p text:style-name="P46"><text:text-input text:description="py3o://function=&quot;o._get_payslip2(9)&quot;">sep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8944">
          <table:table-cell table:style-name="Table3.A2" office:value-type="string">
            <text:p text:style-name="P29">၇</text:p>
          </table:table-cell>
          <table:table-cell table:style-name="Table3.A2" office:value-type="string">
            <text:p text:style-name="P29">အောက်တိုဘာ</text:p>
          </table:table-cell>
          <table:table-cell table:style-name="Table3.A2" office:value-type="string">
            <text:p text:style-name="P46"><text:text-input text:description="py3o://function=&quot;o._get_payslip(10)&quot;">october</text:text-input></text:p>
          </table:table-cell>
          <table:table-cell table:style-name="Table3.A2" office:value-type="string">
            <text:p text:style-name="P46"><text:text-input text:description="py3o://function=&quot;o._get_payslip2(10)&quot;">oc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8432">
          <table:table-cell table:style-name="Table3.A2" office:value-type="string">
            <text:p text:style-name="P30">၈</text:p>
          </table:table-cell>
          <table:table-cell table:style-name="Table3.A2" office:value-type="string">
            <text:p text:style-name="P29">နိုဝင်ဘာ</text:p>
          </table:table-cell>
          <table:table-cell table:style-name="Table3.A2" office:value-type="string">
            <text:p text:style-name="P46"><text:text-input text:description="py3o://function=&quot;o._get_payslip(11)&quot;">novenber</text:text-input></text:p>
          </table:table-cell>
          <table:table-cell table:style-name="Table3.A2" office:value-type="string">
            <text:p text:style-name="P46"><text:text-input text:description="py3o://function=&quot;o._get_payslip2(11)&quot;">nov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8688">
          <table:table-cell table:style-name="Table3.A2" office:value-type="string">
            <text:p text:style-name="P30">၉</text:p>
          </table:table-cell>
          <table:table-cell table:style-name="Table3.A2" office:value-type="string">
            <text:p text:style-name="P29">ဒီဇင်ဘာ</text:p>
          </table:table-cell>
          <table:table-cell table:style-name="Table3.A2" office:value-type="string">
            <text:p text:style-name="P46"><text:text-input text:description="py3o://function=&quot;o._get_payslip(12)&quot;">december</text:text-input></text:p>
          </table:table-cell>
          <table:table-cell table:style-name="Table3.A2" office:value-type="string">
            <text:p text:style-name="P46"><text:text-input text:description="py3o://function=&quot;o._get_payslip2(12)&quot;">dec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79952">
          <table:table-cell table:style-name="Table3.A2" office:value-type="string">
            <text:p text:style-name="P29">၁၀</text:p>
          </table:table-cell>
          <table:table-cell table:style-name="Table3.A2" office:value-type="string">
            <text:p text:style-name="P29">ဇန်နဝါရီ</text:p>
          </table:table-cell>
          <table:table-cell table:style-name="Table3.A2" office:value-type="string">
            <text:p text:style-name="P46"><text:text-input text:description="py3o://function=&quot;o._get_payslip(1)&quot;">jan</text:text-input></text:p>
          </table:table-cell>
          <table:table-cell table:style-name="Table3.A2" office:value-type="string">
            <text:p text:style-name="P46"><text:text-input text:description="py3o://function=&quot;o._get_payslip2(1)&quot;">ja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9200">
          <table:table-cell table:style-name="Table3.A2" office:value-type="string">
            <text:p text:style-name="P29">၁၁</text:p>
          </table:table-cell>
          <table:table-cell table:style-name="Table3.A2" office:value-type="string">
            <text:p text:style-name="P29">ဖေဖော်ဝါရီ</text:p>
          </table:table-cell>
          <table:table-cell table:style-name="Table3.A2" office:value-type="string">
            <text:p text:style-name="P46"><text:text-input text:description="py3o://function=&quot;o._get_payslip(2)&quot;">feb</text:text-input></text:p>
          </table:table-cell>
          <table:table-cell table:style-name="Table3.A2" office:value-type="string">
            <text:p text:style-name="P46"><text:text-input text:description="py3o://function=&quot;o._get_payslip2(2)&quot;">feb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65872">
          <table:table-cell table:style-name="Table3.A2" office:value-type="string">
            <text:p text:style-name="P29">၁၂</text:p>
          </table:table-cell>
          <table:table-cell table:style-name="Table3.A2" office:value-type="string">
            <text:p text:style-name="P29">မတ်</text:p>
          </table:table-cell>
          <table:table-cell table:style-name="Table3.A2" office:value-type="string">
            <text:p text:style-name="P46"><text:text-input text:description="py3o://function=&quot;o._get_payslip(3)&quot;">march</text:text-input></text:p>
          </table:table-cell>
          <table:table-cell table:style-name="Table3.A2" office:value-type="string">
            <text:p text:style-name="P46"><text:text-input text:description="py3o://function=&quot;o._get_payslip2(3)&quot;">mar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1929297880976">
          <table:table-cell table:style-name="Table3.A2" table:number-columns-spanned="2" office:value-type="string">
            <text:p text:style-name="P31">စုစုပေါင်း</text:p>
          </table:table-cell>
          <table:covered-table-cell/>
          <table:table-cell table:style-name="Table3.A2" office:value-type="string">
            <text:p text:style-name="P46"><text:text-input text:description="py3o://function=&quot;o._get_total()&quot;">total</text:text-input></text:p>
          </table:table-cell>
          <table:table-cell table:style-name="Table3.A2" office:value-type="string">
            <text:p text:style-name="P46"><text:text-input text:description="py3o://function=&quot;o._get_total2()&quot;">total2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929297876624">
          <table:table-cell table:style-name="Table4.A1" table:number-columns-spanned="3" office:value-type="string">
            <text:p text:style-name="P20"><draw:custom-shape text:anchor-type="paragraph" draw:z-index="2" draw:name="Shape2" draw:style-name="gr1" draw:text-style-name="P62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7"/>
          </table:table-cell>
          <table:table-cell table:style-name="Table4.A1" office:value-type="string">
            <text:p text:style-name="P13">အထက်ပါ အချက်အလက်များ မှန်ကန်ပါသည်။</text:p>
          </table:table-cell>
        </table:table-row>
        <table:table-row table:style-name="TableLine1929298259312">
          <table:table-cell table:style-name="Table4.A2" table:number-columns-spanned="3" office:value-type="string">
            <text:p text:style-name="P36"><text:span text:style-name="T16">(က) အခြေခံခွင့်ပြုငွေ (</text:span><text:span text:style-name="T19">၂၀</text:span><text:span text:style-name="T16">%) = <text:s text:c="4"/></text:span><text:span text:style-name="T11"><text:text-input text:description="py3o://function=&quot;o._get_basic_allowance()&quot;">basic</text:text-input></text:span><text:s/><text:span text:style-name="T16"><text:s/>ကျပ်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table-cell table:style-name="Table4.E2" table:number-rows-spanned="13" office:value-type="string">
            <text:p text:style-name="P32">နှုတ်ယူ</text:p>
            <text:p text:style-name="P32">ပေးသွင်းသူ</text:p>
            <text:p text:style-name="P32">ရုံးတံဆိ<text:span text:style-name="T20">ပ</text:span><text:span text:style-name="T21">်</text:span></text:p>
            <text:p text:style-name="P33"/>
            <text:p text:style-name="P33"/>
            <text:p text:style-name="P33"/>
            <text:p text:style-name="P33"/>
            <text:p text:style-name="P37"/>
            <text:p text:style-name="P37"/>
            <text:p text:style-name="P38"><text:span text:style-name="T22">လက်မှတ် </text:span><text:s/></text:p>
            <text:p text:style-name="P38"><text:span text:style-name="T22">အမည် <text:s text:c="2"/></text:span><text:s text:c="2"/><text:span text:style-name="T14"><text:user-field-get text:name="py3o.o.company_id.hr_head_id.name">hr_head</text:user-field-get></text:span></text:p>
            <text:p text:style-name="P38"><text:span text:style-name="T22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38"><text:span text:style-name="T22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16">လက်မှတ်ထုတ်ပေးသည့်နေ့</text:p>
            <text:p text:style-name="P15">(ရက် <text:s text:c="2"/>/ <text:s text:c="2"/>လ <text:s text:c="2"/>/ <text:s text:c="2"/>နှစ် <text:s text:c="2"/>) <text:s text:c="14"/></text:p>
            <text:p text:style-name="P15"><text:s text:c="7"/></text:p>
            <text:p text:style-name="P21">ရှင်းလင်းချက်</text:p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3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3">၄။ အခွန်ပေးသွင်းမှု အထောက်အထား စာတိုင်တွင် ပတခ(e-payment)<text:span text:style-name="T23"> -၁၏ CCT Notification Reconciliation No. နှင့် ပတခ(e-payment) -၂၏ MPU Reference No. တို့အား ဖြည့်သွင်းရန်ဖြစ်ပါသည်။</text:span></text:p>
            <text:p text:style-name="P49"/>
            <text:p text:style-name="P23"><text:span text:style-name="T23">၅။လက်မှတ်တို စာတိုင်နှင့် နုတ်ယူပေးသွင်းသူ၏ လက်မှတ်နေရာတွင် BOD အဖွဲ့ဝင်တစ်ဦး သို့မ</text:span><text:span text:style-name="T24">ဟုတ် အထွေထွေမန်နေဂျာက လက်မှတ်ရေးထိုးရန် ဖြစ်ပါသည်။</text:span></text:p>
          </table:table-cell>
        </table:table-row>
        <table:table-row table:style-name="TableLine1929298260592">
          <table:table-cell table:style-name="Table4.A2" table:number-columns-spanned="3" office:value-type="string">
            <text:p text:style-name="P39"><text:span text:style-name="T16">(ခ) ခံစားခွ</text:span><text:span text:style-name="T17">င့်</text:span><text:span text:style-name="T16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16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66992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4192">
          <table:table-cell table:style-name="Table4.A5" office:value-type="string">
            <text:p text:style-name="P17">(ဂ)အိမ်ထောင်ဖက်</text:p>
          </table:table-cell>
          <table:table-cell table:style-name="Table4.B5" office:value-type="string">
            <text:list xml:id="list3849214788" text:style-name="L1">
              <text:list-header>
                <text:p text:style-name="P59"><text:s text:c="7"/>ရှိ ၊</text:p>
              </text:list-header>
            </text:list>
          </table:table-cell>
          <table:table-cell table:style-name="Table4.C5" office:value-type="string">
            <text:list xml:id="list1703606724" text:style-name="L2">
              <text:list-item>
                <text:p text:style-name="P60"><draw:custom-shape text:anchor-type="paragraph" draw:z-index="1" draw:name="Shape1_0" draw:style-name="gr2" draw:text-style-name="P63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5216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4704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2144">
          <table:table-cell table:style-name="Table4.A5" office:value-type="string">
            <text:p text:style-name="P17">(ဂ)အိမ်ထောင်ဖက်</text:p>
          </table:table-cell>
          <table:table-cell table:style-name="Table4.B8" office:value-type="string">
            <text:list xml:id="list2801261564" text:style-name="L3">
              <text:list-item>
                <text:p text:style-name="P61"><draw:custom-shape text:anchor-type="paragraph" draw:z-index="0" draw:name="Shape1" draw:style-name="gr2" draw:text-style-name="P63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32160353900210" text:continue-list="list1703606724" text:style-name="L2">
              <text:list-item>
                <text:list>
                  <text:list-header>
                    <text:p text:style-name="P60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2400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2912">
          <table:table-cell table:style-name="Table4.A2" table:number-columns-spanned="3" office:value-type="string">
            <text:p text:style-name="P39"><text:span text:style-name="T16">(ဃ) ခံစားခွင်</text:span><text:span text:style-name="T18">့</text:span><text:span text:style-name="T16">ရှိသည့် သား/သမီး ( <text:s text:c="5"/></text:span><text:s/><text:span text:style-name="T11"><text:user-field-get text:name="py3o.o.children">children</text:user-field-get></text:span><text:s text:c="3"/><text:span text:style-name="T16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3168">
          <table:table-cell table:style-name="Table4.A2" table:number-columns-spanned="3" office:value-type="string">
            <text:p text:style-name="P18">(င) ဝန်ထမ်းနှင့် အိမ်ထောင်ဖက်အတွက် အသက်အာမခံပရီမီယံ</text:p>
            <text:p text:style-name="P39"><text:span text:style-name="T16"><text:s text:c="6"/>ပေးသွင်း </text:span><text:s text:c="2"/><text:span text:style-name="T12"><text:text-input text:description="py3o://function=&quot;o._get_premium_fee()&quot;">insurance_fee</text:text-input></text:span><text:s text:c="2"/><text:span text:style-name="T22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5984">
          <table:table-cell table:style-name="Table4.A2" table:number-columns-spanned="3" office:value-type="string">
            <text:p text:style-name="P39">(စ) လူမှုဖူလုံရေး ရန်ပုံငွေသို့ ပေးသွင်းရန် နုတ်ယူခြင်းခံရသည့်ငွေ</text:p>
            <text:p text:style-name="P39"><text:s text:c="6"/><text:span text:style-name="T13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56240">
          <table:table-cell table:style-name="Table4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1929298260080">
          <table:table-cell table:style-name="Table4.E2" table:number-columns-spanned="3" office:value-type="string">
            <text:p text:style-name="P19"/>
            <text:p text:style-name="P19"/>
            <text:p text:style-name="P22">နုတ်ယူခြင်းခံရသူ၏လက်မှတ်</text:p>
            <text:p text:style-name="P26"/>
            <text:p text:style-name="P21">သတိပေးချက်</text:p>
            <text:p text:style-name="P24">၁။ နုတ်<text:span text:style-name="T25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26">ဥ်</text:span><text:span text:style-name="T25">း ၁၄(ခ)]</text:span></text:p>
            <text:p text:style-name="P25">၂။ <text:span text:style-name="T27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5">[အခွန်ဆိုင်ရာ စီမံအုပ်ချုပ်မှု ဥပဒေ ပုဒ်မ ၇၄၊ ပုဒ်မခွဲ (ဂ)]</text:p>
            <text:p text:style-name="P25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5">၄။ <text:span text:style-name="T28">နုတ်ယူထားသော လစာဝင်ငွေခွန်နှင့်စပ်လျ</text:span><text:span text:style-name="T26">ဥ်</text:span><text:span text:style-name="T28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26">ဥ်</text:span>း ၁၄(<text:span text:style-name="T28">ဂ</text:span>)]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1929298256496">
          <table:table-cell table:style-name="Table5.A1" office:value-type="string">
            <text:p text:style-name="P40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0">ဥ်</text:span><text:span text:style-name="T31">း</text:span><text:span text:style-name="T29">ရေးဆွဲ၍ ပယ်ဖျက်ရမည် ဖြစ်ပါသည်။</text:span></text:p>
          </table:table-cell>
        </table:table-row>
      </table:table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21:59.018000000</dc:date>
    <meta:editing-duration>P1DT5H6M39S</meta:editing-duration>
    <meta:editing-cycles>736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